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3.86" calcext:value-type="float">
            <text:p>53,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46" calcext:value-type="float">
            <text:p>98,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99" calcext:value-type="float">
            <text:p>97,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16" calcext:value-type="float">
            <text:p>98,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41" calcext:value-type="float">
            <text:p>98,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07" calcext:value-type="float">
            <text:p>98,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09" calcext:value-type="float">
            <text:p>98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05" calcext:value-type="float">
            <text:p>98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43" calcext:value-type="float">
            <text:p>98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04" calcext:value-type="float">
            <text:p>98,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756" calcext:value-type="float">
            <text:p>93,756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14:04.541086678</meta:creation-date>
    <dc:date>2018-01-14T22:16:05.245425574</dc:date>
    <meta:editing-duration>PT2M1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